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normal" officeooo:rsid="00102778" officeooo:paragraph-rsid="0007ac07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2pt" fo:font-weight="normal" officeooo:rsid="00102778" officeooo:paragraph-rsid="0007ac07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02778" officeooo:paragraph-rsid="0007ac07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normal" officeooo:rsid="00102778" officeooo:paragraph-rsid="0007ac07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color="#000000" loext:opacity="100%" style:font-name="Consolas" fo:font-size="9.5pt" style:font-size-asian="9.5pt"/>
    </style:style>
    <style:style style:name="P6" style:family="paragraph" style:parent-style-name="Standard">
      <style:text-properties officeooo:paragraph-rsid="00092092"/>
    </style:style>
    <style:style style:name="T1" style:family="text">
      <style:text-properties officeooo:rsid="0007ac07"/>
    </style:style>
    <style:style style:name="T2" style:family="text">
      <style:text-properties fo:color="#6f008a" loext:opacity="100%" style:font-name="Consolas" fo:font-size="9.5pt" style:font-size-asian="9.5pt"/>
    </style:style>
    <style:style style:name="T3" style:family="text">
      <style:text-properties fo:color="#000000" loext:opacity="100%" style:font-name="Consolas" fo:font-size="9.5pt" style:font-size-asian="9.5pt"/>
    </style:style>
    <style:style style:name="T4" style:family="text">
      <style:text-properties fo:color="#000000" loext:opacity="100%" style:font-name="Consolas" fo:font-size="9.5pt" officeooo:rsid="000a14b7" style:font-size-asian="9.5pt"/>
    </style:style>
    <style:style style:name="T5" style:family="text">
      <style:text-properties fo:color="#000000" loext:opacity="100%" style:font-name="Consolas" fo:font-size="9.5pt" officeooo:rsid="000b629e" style:font-size-asian="9.5pt"/>
    </style:style>
    <style:style style:name="T6" style:family="text">
      <style:text-properties fo:color="#0000ff" loext:opacity="100%" style:font-name="Consolas" fo:font-size="9.5pt" style:font-size-asian="9.5pt"/>
    </style:style>
    <style:style style:name="T7" style:family="text">
      <style:text-properties fo:color="#808080" loext:opacity="100%" style:font-name="Consolas" fo:font-size="9.5pt" style:font-size-asian="9.5pt"/>
    </style:style>
    <style:style style:name="T8" style:family="text">
      <style:text-properties fo:color="#008000" loext:opacity="100%" style:font-name="Consolas" fo:font-size="9.5pt" style:font-size-asian="9.5pt"/>
    </style:style>
    <style:style style:name="T9" style:family="text">
      <style:text-properties fo:color="#008000" loext:opacity="100%" style:font-name="Consolas" fo:font-size="9.5pt" officeooo:rsid="00092092" style:font-size-asian="9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SC453</text:p>
      <text:p text:style-name="P4">Parallel Processing</text:p>
      <text:p text:style-name="P4">HW# <text:span text:style-name="T1">2</text:span></text:p>
      <text:p text:style-name="P4"/>
      <text:p text:style-name="P2">Ammar Alamri<text:tab/><text:tab/><text:tab/><text:tab/><text:tab/>Std#: 438104833</text:p>
      <text:p text:style-name="P2"/>
      <text:p text:style-name="P1">Parallel Odd-Even Sort – Implementation <text:span text:style-name="T1">2</text:span>:</text:p>
      <text:p text:style-name="P1"><text:span text:style-name="T2">__global__</text:span><text:span text:style-name="T3"> </text:span><text:span text:style-name="T6">void</text:span><text:span text:style-name="T3"> oddEvenSort2(</text:span><text:span text:style-name="T6">int</text:span><text:span text:style-name="T3">* </text:span><text:span text:style-name="T7">out</text:span><text:span text:style-name="T3">, </text:span><text:span text:style-name="T6">const</text:span><text:span text:style-name="T3"> </text:span><text:span text:style-name="T6">int</text:span><text:span text:style-name="T3"> </text:span><text:span text:style-name="T7">N</text:span><text:span text:style-name="T3">) {</text:span></text:p>
      <text:p text:style-name="Standard"><text:span text:style-name="T3"><text:tab/></text:span><text:span text:style-name="T6">int</text:span><text:span text:style-name="T3"> index = (blockDim.x * blockIdx.x + threadIdx.x);</text:span></text:p>
      <text:p text:style-name="P5"/>
      <text:p text:style-name="Standard"><text:span text:style-name="T3"><text:tab/></text:span><text:span text:style-name="T2">__shared__</text:span><text:span text:style-name="T3"> </text:span><text:span text:style-name="T6">int</text:span><text:span text:style-name="T3"> swaps;</text:span></text:p>
      <text:p text:style-name="Standard"><text:span text:style-name="T3"><text:tab/></text:span><text:span text:style-name="T2">__shared__</text:span><text:span text:style-name="T3"> </text:span><text:span text:style-name="T6">bool</text:span><text:span text:style-name="T3"> flag;</text:span></text:p>
      <text:p text:style-name="Standard"><text:span text:style-name="T3"><text:tab/></text:span><text:span text:style-name="T6">bool</text:span><text:span text:style-name="T3"> odd;</text:span></text:p>
      <text:p text:style-name="Standard"><text:span text:style-name="T3"><text:tab/>swaps = 1;</text:span></text:p>
      <text:p text:style-name="Standard"><text:span text:style-name="T3"><text:tab/>odd = 1; flag = 0;</text:span></text:p>
      <text:p text:style-name="P5"/>
      <text:p text:style-name="Standard"><text:span text:style-name="T3"><text:tab/></text:span><text:span text:style-name="T6">while</text:span><text:span text:style-name="T3"> (</text:span><text:span text:style-name="T6">true</text:span><text:span text:style-name="T3">) {</text:span></text:p>
      <text:p text:style-name="Standard"><text:span text:style-name="T3"><text:tab/><text:tab/>cudaThreadSynchronize;</text:span></text:p>
      <text:p text:style-name="Standard"><text:span text:style-name="T3"/></text:p>
      <text:p text:style-name="Standard"><text:span text:style-name="T3"><text:tab/></text:span><text:span text:style-name="T8">// This should stop the while loop when two swap phases pass without swapping any <text:tab/>elements (i.e: function reached solution).</text:span></text:p>
      <text:p text:style-name="Standard"><text:span text:style-name="T3"><text:tab/><text:tab/></text:span><text:span text:style-name="T6">if</text:span><text:span text:style-name="T3"> (swaps == 0)</text:span></text:p>
      <text:p text:style-name="P6"><text:span text:style-name="T3"><text:tab/><text:tab/><text:tab/></text:span><text:span text:style-name="T6">if</text:span><text:span text:style-name="T3"> (flag)</text:span></text:p>
      <text:p text:style-name="Standard"><text:span text:style-name="T3"><text:tab/><text:tab/><text:tab/><text:tab/></text:span><text:span text:style-name="T6">break</text:span><text:span text:style-name="T3">;</text:span></text:p>
      <text:p text:style-name="Standard"><text:span text:style-name="T3"><text:tab/><text:tab/><text:tab/></text:span><text:span text:style-name="T6">else</text:span></text:p>
      <text:p text:style-name="Standard"><text:span text:style-name="T3"><text:tab/><text:tab/><text:tab/><text:tab/>flag = 1;</text:span></text:p>
      <text:p text:style-name="Standard"/>
      <text:p text:style-name="Standard"><text:span text:style-name="T3"><text:tab/><text:tab/>swaps = 0;</text:span></text:p>
      <text:p text:style-name="Standard"><text:span text:style-name="T3"><text:tab/><text:tab/>cudaThreadSynchronize;</text:span></text:p>
      <text:p text:style-name="Standard"><text:span text:style-name="T3"><text:tab/><text:tab/></text:span><text:span text:style-name="T6">if</text:span><text:span text:style-name="T3"> ((index) % 2 == odd &amp;&amp; index &lt; </text:span><text:span text:style-name="T7">N</text:span><text:span text:style-name="T3"> - 1 &amp;&amp; </text:span><text:span text:style-name="T7">out</text:span><text:span text:style-name="T3">[index] &gt; </text:span><text:span text:style-name="T7">out</text:span><text:span text:style-name="T3">[index + 1]) {</text:span></text:p>
      <text:p text:style-name="Standard"><text:span text:style-name="T3"><text:tab/><text:tab/><text:tab/></text:span><text:span text:style-name="T6">int</text:span><text:span text:style-name="T3"> temp = </text:span><text:span text:style-name="T7">out</text:span><text:span text:style-name="T3">[index];</text:span></text:p>
      <text:p text:style-name="Standard"><text:span text:style-name="T3"><text:tab/><text:tab/><text:tab/></text:span><text:span text:style-name="T7">out</text:span><text:span text:style-name="T3">[index] = </text:span><text:span text:style-name="T7">out</text:span><text:span text:style-name="T3">[index + 1];</text:span></text:p>
      <text:p text:style-name="Standard"><text:span text:style-name="T3"><text:tab/><text:tab/><text:tab/></text:span><text:span text:style-name="T7">out</text:span><text:span text:style-name="T3">[index + 1] = temp;</text:span></text:p>
      <text:p text:style-name="Standard"><text:span text:style-name="T3"><text:tab/><text:tab/><text:tab/></text:span><text:span text:style-name="T8">// Here the exact value of the variable </text:span><text:span text:style-name="T9">(swaps)</text:span><text:span text:style-name="T8"> is not important, as long <text:tab/><text:tab/><text:tab/><text:tab/>as it gets above 0 when a swap happen to continue the loop.</text:span></text:p>
      <text:p text:style-name="Standard"><text:span text:style-name="T3"><text:tab/><text:tab/><text:tab/></text:span><text:span text:style-name="T5">s</text:span><text:span text:style-name="T3">waps++;</text:span></text:p>
      <text:p text:style-name="Standard"><text:span text:style-name="T3"/></text:p>
      <text:p text:style-name="Standard"><text:span text:style-name="T3"><text:tab/><text:tab/><text:tab/></text:span><text:span text:style-name="T8">// Resetting the flag whenever a swap happens.</text:span></text:p>
      <text:p text:style-name="Standard"><text:span text:style-name="T3"><text:tab/><text:tab/><text:tab/>flag = 0;</text:span></text:p>
      <text:p text:style-name="Standard"><text:span text:style-name="T3"><text:tab/><text:tab/>}</text:span></text:p>
      <text:p text:style-name="P5"/>
      <text:p text:style-name="Standard"><text:span text:style-name="T3"><text:tab/><text:tab/>cudaThreadSynchronize;</text:span></text:p>
      <text:p text:style-name="Standard"><text:span text:style-name="T3"><text:tab/><text:tab/>odd = !odd;</text:span></text:p>
      <text:p text:style-name="Standard"><text:span text:style-name="T3"><text:tab/>}</text:span></text:p>
      <text:p text:style-name="Standard"><text:span text:style-name="T3"><text:tab/>cudaThreadSynchronize;</text:span></text:p>
      <text:p text:style-name="Standard"><text:span text:style-name="T3">}</text:span></text:p>
      <text:p text:style-name="P5"/>
      <text:p text:style-name="Standard"><text:span text:style-name="T6">int</text:span><text:span text:style-name="T3"> main() {</text:span></text:p>
      <text:p text:style-name="Standard"><text:span text:style-name="T3"><text:tab/></text:span><text:span text:style-name="T8">/* main function */</text:span></text:p>
      <text:p text:style-name="Standard"><text:span text:style-name="T3"><text:tab/></text:span><text:span text:style-name="T8">/* Allocation and array generation */</text:span></text:p>
      <text:p text:style-name="P5"/>
      <text:p text:style-name="Standard"><text:span text:style-name="T3"><text:tab/>oddEvenSort2 &lt;&lt; &lt;1, N &gt;&gt; &gt; (d_b, N);</text:span></text:p>
      <text:p text:style-name="P5"/>
      <text:p text:style-name="Standard"><text:span text:style-name="T3"><text:tab/></text:span><text:span text:style-name="T8">/* cudaMemcpy(b, d_b, N*sizeof(int), cudaMemcpyDeviceToHost); */</text:span></text:p>
      <text:p text:style-name="Standard"><text:span text:style-name="T3"><text:tab/></text:span><text:span text:style-name="T8">/* free memory */</text:span></text:p>
      <text:p text:style-name="Standard"><text:span text:style-name="T3"><text:tab/></text:span><text:span text:style-name="T6">return</text:span><text:span text:style-name="T3"> 0;</text:span></text:p>
      <text:p text:style-name="P1"><text:span text:style-name="T3">}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0T22:56:45.678000000</meta:creation-date>
    <dc:date>2022-10-20T23:09:12.701000000</dc:date>
    <meta:editing-duration>PT12M25S</meta:editing-duration>
    <meta:editing-cycles>4</meta:editing-cycles>
    <meta:generator>LibreOffice/7.2.0.4$Windows_X86_64 LibreOffice_project/9a9c6381e3f7a62afc1329bd359cc48accb6435b</meta:generator>
    <meta:document-statistic meta:table-count="0" meta:image-count="0" meta:object-count="0" meta:page-count="1" meta:paragraph-count="44" meta:word-count="200" meta:character-count="1189" meta:non-whitespace-character-count="956"/>
  </office:meta>
</office:document-meta>
</file>